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d92" officeooo:paragraph-rsid="0014bd92"/>
    </style:style>
    <style:style style:name="P2" style:family="paragraph" style:parent-style-name="Standard">
      <style:text-properties officeooo:rsid="001561c4" officeooo:paragraph-rsid="001561c4"/>
    </style:style>
    <style:style style:name="P3" style:family="paragraph" style:parent-style-name="Standard">
      <style:text-properties officeooo:paragraph-rsid="001561c4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4bd92" officeooo:paragraph-rsid="0014bd92"/>
    </style:style>
    <style:style style:name="T1" style:family="text">
      <style:text-properties officeooo:rsid="001561c4"/>
    </style:style>
    <style:style style:name="T2" style:family="text">
      <style:text-properties fo:font-variant="normal" fo:text-transform="none" fo:color="#202124" style:font-name="Google Sans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Git Toturial </text:p>
      <text:p text:style-name="P1"/>
      <text:p text:style-name="P1">1 – How to initialize git </text:p>
      <text:p text:style-name="P1"><text:tab/>git init</text:p>
      <text:p text:style-name="P3"><text:span text:style-name="T1">2 – Learn how to create repository in github ..</text:span></text:p>
      <text:p text:style-name="P2">3 - <text:s/>Learn and practice how to add remote repository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2T14:47:41.467644957</meta:creation-date>
    <dc:date>2021-05-12T16:00:40.039768937</dc:date>
    <meta:editing-duration>PT1H12M5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28" meta:character-count="148" meta:non-whitespace-character-count="119"/>
  </office:meta>
</office:document-meta>
</file>